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3.052cm"/>
    </style:style>
    <style:style style:name="gr2" style:family="graphic">
      <style:graphic-properties style:protect="size"/>
    </style:style>
    <style:style style:name="gr3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3.56cm"/>
    </style:style>
    <style:style style:name="gr4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4.8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33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58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284cm"/>
    </style:style>
    <style:style style:name="pr1" style:family="presentation" style:parent-style-name="Hymn_25_20template-notes">
      <style:graphic-properties draw:fill-color="#ffffff" fo:min-height="13.364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" fo:font-size="14pt" style:font-size-asian="14pt" style:font-size-complex="14pt"/>
    </style:style>
    <style:style style:name="P3" style:family="paragraph">
      <loext:graphic-properties draw:fill-color="#ffffff"/>
    </style:style>
    <style:style style:name="P4" style:family="paragraph">
      <style:paragraph-properties fo:text-align="start">
        <style:tab-stops>
          <style:tab-stop style:position="19.05cm" style:type="right"/>
        </style:tab-stops>
      </style:paragraph-properties>
      <style:text-properties fo:font-size="32pt" fo:font-style="italic" style:font-size-asian="32pt" style:font-style-asian="italic" style:font-size-complex="32pt" style:font-style-complex="italic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P6" style:family="paragraph">
      <style:paragraph-properties>
        <style:tab-stops>
          <style:tab-stop style:position="19.05cm" style:type="right"/>
        </style:tab-stops>
      </style:paragraph-properties>
    </style:style>
    <style:style style:name="P7" style:family="paragraph">
      <style:paragraph-properties>
        <style:tab-stops>
          <style:tab-stop style:position="19.05cm" style:type="right"/>
        </style:tab-stops>
      </style:paragraph-properties>
      <style:text-properties fo:font-size="32pt" fo:font-style="italic" style:font-size-asian="32pt" style:font-style-asian="italic" style:font-size-complex="32pt" style:font-style-complex="italic"/>
    </style:style>
    <style:style style:name="T1" style:family="text">
      <style:text-properties style:font-name="Segoe UI Semibold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style:font-name="Segoe UI" fo:font-size="32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style:text-position="22% 58%" style:font-name="Segoe UI Semibold" fo:font-size="32pt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4" style:family="text">
      <style:text-properties style:font-name="Segoe UI Semibold" fo:font-size="32pt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>
        <office:forms form:automatic-focus="false" form:apply-design-mode="false"/>
        <draw:frame draw:style-name="gr1" draw:text-style-name="P2" draw:layer="layout" svg:width="24.384cm" svg:height="3.302cm" svg:x="2.032cm" svg:y="1.016cm">
          <draw:text-box>
            <text:p text:style-name="P1"><text:span text:style-name="T1">Holy Gospel</text:span></text:p>
            <text:p text:style-name="P1"><text:span text:style-name="T2">John 1:1–18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1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Hymn_25_20template">
        <office:forms form:automatic-focus="false" form:apply-design-mode="false"/>
        <draw:frame draw:style-name="gr3" draw:text-style-name="P5" draw:layer="layout" svg:width="24.384cm" svg:height="7.766cm" svg:x="1.943cm" svg:y="0.838cm">
          <draw:text-box>
            <text:p text:style-name="P4"><text:span text:style-name="T3"><text:s/></text:span><text:span text:style-name="T3">1</text:span><text:span text:style-name="T4">In the beginning was the Word, and the Word was with God, and the Word was God. </text:span><text:span text:style-name="T3">2</text:span><text:span text:style-name="T4">He was in the beginning with God. </text:span><text:span text:style-name="T3">3</text:span><text:span text:style-name="T4">All things were made through him, and without him was not anything made that was mad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2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Hymn_25_20template">
        <office:forms form:automatic-focus="false" form:apply-design-mode="false"/>
        <draw:frame draw:style-name="gr3" draw:text-style-name="P5" draw:layer="layout" svg:width="24.384cm" svg:height="4.76cm" svg:x="1.921cm" svg:y="0.971cm">
          <draw:text-box>
            <text:p text:style-name="P4"><text:span text:style-name="T3">4</text:span><text:span text:style-name="T4">In him was life, and the life was the light of men. </text:span><text:span text:style-name="T3">5</text:span><text:span text:style-name="T4">The light shines in the darkness, and the darkness has not overcome it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3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Hymn_25_20template">
        <office:forms form:automatic-focus="false" form:apply-design-mode="false"/>
        <draw:frame draw:style-name="gr4" draw:text-style-name="P2" draw:layer="layout" svg:width="24.638cm" svg:height="7.766cm" svg:x="1.8cm" svg:y="0.95cm">
          <draw:text-box>
            <text:p text:style-name="P6"><text:span text:style-name="T3">6</text:span><text:span text:style-name="T4">There was a man sent from God, whose name was John. </text:span><text:span text:style-name="T3">7</text:span><text:span text:style-name="T4">He came as a witness, to bear witness about the light, that all might believe through him. </text:span><text:span text:style-name="T3">8</text:span><text:span text:style-name="T4">He was not the light, but came to bear witness about the light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4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Hymn_25_20template">
        <office:forms form:automatic-focus="false" form:apply-design-mode="false"/>
        <draw:frame draw:style-name="gr5" draw:text-style-name="P2" draw:layer="layout" svg:width="24.384cm" svg:height="7.766cm" svg:x="1.943cm" svg:y="0.971cm">
          <draw:text-box>
            <text:p text:style-name="P6"><text:span text:style-name="T3">9</text:span><text:span text:style-name="T4">The true light, which enlightens everyone, was coming into the world. </text:span><text:span text:style-name="T3">10</text:span><text:span text:style-name="T4">He was in the world, and the world was made through him, yet the world did not know him. </text:span><text:span text:style-name="T3">11</text:span><text:span text:style-name="T4">He came to his own, and his own people did not receive him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5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Hymn_25_20template">
        <office:forms form:automatic-focus="false" form:apply-design-mode="false"/>
        <draw:frame draw:style-name="gr6" draw:text-style-name="P2" draw:layer="layout" svg:width="24.384cm" svg:height="7.766cm" svg:x="1.966cm" svg:y="0.994cm">
          <draw:text-box>
            <text:p text:style-name="P6"><text:span text:style-name="T3">12</text:span><text:span text:style-name="T4">But to all who did receive him, who believed in his name, he gave the right to become children of God, </text:span><text:span text:style-name="T3">13</text:span><text:span text:style-name="T4">who were born, not of blood nor of the will of the flesh nor of the will of man, but of God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6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Hymn_25_20template">
        <office:forms form:automatic-focus="false" form:apply-design-mode="false"/>
        <draw:frame draw:style-name="gr7" draw:text-style-name="P2" draw:layer="layout" svg:width="24.384cm" svg:height="6.582cm" svg:x="1.698cm" svg:y="1.038cm">
          <draw:text-box>
            <text:p text:style-name="P6"><text:span text:style-name="T3">14</text:span><text:span text:style-name="T4">And the Word became flesh and dwelt among us, and we have seen his glory, glory as of the only Son from the Father, full of grace and truth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7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Hymn_25_20template">
        <office:forms form:automatic-focus="false" form:apply-design-mode="false"/>
        <draw:frame draw:style-name="gr7" draw:text-style-name="P2" draw:layer="layout" svg:width="24.384cm" svg:height="6.582cm" svg:x="1.698cm" svg:y="1.038cm">
          <draw:text-box>
            <text:p text:style-name="P6"><text:span text:style-name="T3">15</text:span><text:span text:style-name="T4">(John bore witness about him, and cried out, “This was he of whom I said, ‘He who comes after me ranks before me, because he was before me.’”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8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Hymn_25_20template">
        <office:forms form:automatic-focus="false" form:apply-design-mode="false"/>
        <draw:frame draw:style-name="gr8" draw:text-style-name="P5" draw:layer="layout" svg:width="24.384cm" svg:height="6.836cm" svg:x="1.698cm" svg:y="1.038cm">
          <draw:text-box>
            <text:p text:style-name="P7"><text:span text:style-name="T3">16</text:span><text:span text:style-name="T4">And from his fullness we have all received, grace upon grace. </text:span><text:span text:style-name="T3">17</text:span><text:span text:style-name="T4">For the law was given through Moses; grace and truth came through Jesus Christ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9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Hymn_25_20template">
        <office:forms form:automatic-focus="false" form:apply-design-mode="false"/>
        <draw:frame draw:style-name="gr9" draw:text-style-name="P5" draw:layer="layout" svg:width="24.718cm" svg:height="3.534cm" svg:x="1.698cm" svg:y="1.038cm">
          <draw:text-box>
            <text:p text:style-name="P7"><text:span text:style-name="T3">18</text:span><text:span text:style-name="T4">No one has ever seen God; the only God, who is at the Father’s side, he has made him know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10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09999847412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8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9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ymn_25_20template" style:display-name="Hymn%20template" style:page-layout-name="PM1" draw:style-name="Mdp2">
      <office:forms form:automatic-focus="false" form:apply-design-mode="false"/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Hymn_25_20template-title" draw:layer="backgroundobjects" svg:width="13.586cm" svg:height="11.136cm" svg:x="3.705cm" svg:y="2.256cm" presentation:class="page"/>
        <draw:frame presentation:style-name="Hymn_25_20template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23:33:27.191000000</meta:creation-date>
    <dc:title>bluwht blank</dc:title>
    <meta:editing-duration>PT1M11S</meta:editing-duration>
    <meta:editing-cycles>2</meta:editing-cycles>
    <meta:generator>LibreOffice/5.3.7.2$Windows_X86_64 LibreOffice_project/6b8ed514a9f8b44d37a1b96673cbbdd077e24059</meta:generator>
    <dc:date>2017-12-19T23:34:35.687000000</dc:date>
    <meta:document-statistic meta:object-count="73"/>
  </office:meta>
</office:document-meta>
</file>